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b77e" officeooo:paragraph-rsid="0014b77e"/>
    </style:style>
    <style:style style:name="T1"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les frites</text:p>
      <text:p text:style-name="P1">Première fois 8 kg, il en manquait mais il y avait deux promos (trentaine de ventes)</text:p>
      <text:p text:style-name="P1">6l d’huile, il u en avait trop on en a mis 4/5 et il en restait (on en a perdu dans la manip)</text:p>
      <text:p text:style-name="P1">Pour la bieuro foot, 10 kg utilisés 6kg (quarantaine de ventes, mois grandes portions que la première fois). Nous avons récupéré l’huile pour la réutiliser la fois suivante et faire les 4 kg restants. Il y avait 4l et c’était amplement suffisa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6-18T15:41:22.364000000</meta:creation-date>
    <dc:date>2024-06-18T15:44:53.840000000</dc:date>
    <meta:editing-duration>PT3M31S</meta:editing-duration>
    <meta:editing-cycles>1</meta:editing-cycles>
    <meta:document-statistic meta:table-count="0" meta:image-count="0" meta:object-count="0" meta:page-count="1" meta:paragraph-count="4" meta:word-count="84" meta:character-count="438" meta:non-whitespace-character-count="358"/>
    <meta:generator>LibreOffice/6.3.2.2$Windows_X86_64 LibreOffice_project/98b30e735bda24bc04ab42594c85f7fd8be07b9c</meta:generator>
  </office:meta>
</office:document-meta>
</file>